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pitch="variable"/>
    <style:font-face style:name="CMU Sans Serif1" svg:font-family="'CMU Sans Serif'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c55a11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8faadc" draw:stroke-linejoin="miter" svg:stroke-linecap="butt" draw:fill="solid" draw:fill-color="#8faad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8faadc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MU Sans Serif1" fo:font-size="38pt" fo:letter-spacing="normal" fo:language="de" fo:country="DE" fo:font-style="normal" style:text-underline-style="none" fo:font-weight="normal" fo:background-color="transparent" style:font-name-asian="CMU Sans Serif1" style:font-size-asian="38pt" style:font-style-asian="normal" style:font-weight-asian="normal" style:font-name-complex="DejaVu Sans1" style:font-size-complex="3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MU Sans Serif1" fo:font-size="40pt" fo:letter-spacing="normal" fo:language="de" fo:country="DE" fo:font-style="normal" style:text-underline-style="none" fo:font-weight="normal" fo:background-color="transparent" style:font-name-asian="CMU Sans Serif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3" style:family="text">
      <style:text-properties fo:font-variant="normal" fo:text-transform="none" fo:color="#afabab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MU Sans Serif1" fo:font-size="36pt" fo:letter-spacing="normal" fo:language="de" fo:country="DE" fo:font-style="normal" style:text-underline-style="none" fo:font-weight="normal" fo:background-color="transparent" style:font-name-asian="CMU Sans Serif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aba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g draw:name="Gruppieren 2">
          <draw:custom-shape draw:name="Textfeld 11" draw:style-name="gr1" draw:text-style-name="P2" draw:layer="layout" svg:width="15.287cm" svg:height="3.467cm" svg:x="0.291cm" svg:y="1.105cm">
            <text:p text:style-name="P1"><text:span text:style-name="T1">D1 &lt;- data.frame(</text:span></text:p>
            <text:p text:style-name="P1"><text:span text:style-name="T1"><text:s text:c="8"/></text:span><text:span text:style-name="T1">c(7,8,9),c(1,2,3)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4" draw:style-name="gr2" draw:text-style-name="P2" draw:layer="layout" svg:width="14.444cm" svg:height="3.635cm" svg:x="17.841cm" svg:y="1.052cm">
            <text:p text:style-name="P1"><text:span text:style-name="T2">D2 &lt;- D1</text:span></text:p>
            <text:p text:style-name="P1"><text:span text:style-name="T2">D2[,2] &lt;- D2[,2] *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4" draw:style-name="gr3" draw:text-style-name="P2" draw:layer="layout" svg:width="2.369cm" svg:height="1.011cm" svg:x="8.607cm" svg:y="5.291cm">
            <text:p text:style-name="P1"><text:span text:style-name="T3">0x21a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28">
            <draw:custom-shape draw:name="Rechteck: abgerundete Ecken 3" draw:style-name="gr4" draw:text-style-name="P3" draw:layer="layout" svg:width="2.538cm" svg:height="2.538cm" svg:x="1.262cm" svg:y="6.392cm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feld 4" draw:style-name="gr5" draw:text-style-name="P2" draw:layer="layout" svg:width="2.285cm" svg:height="1.773cm" svg:x="1.367cm" svg:y="6.809cm">
              <text:p text:style-name="P1"><text:span text:style-name="T4">D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6" draw:style-name="gr6" draw:text-style-name="P3" draw:layer="layout" svg:width="2.538cm" svg:height="2.538cm" svg:x="5.596cm" svg:y="6.39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erade Verbindung mit Pfeil 10" draw:style-name="gr7" draw:text-style-name="P4" draw:layer="layout" svg:width="1.792cm" svg:height="0.001cm" svg:x="3.802cm" svg:y="7.662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Rechteck 9" draw:style-name="gr6" draw:text-style-name="P3" draw:layer="layout" svg:width="2.538cm" svg:height="2.538cm" svg:x="8.136cm" svg:y="6.39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Ellipse 1" draw:style-name="gr8" draw:text-style-name="P5" draw:layer="layout" svg:width="1.537cm" svg:height="1.537cm" svg:x="6.097cm" svg:y="6.893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15" draw:style-name="gr9" draw:text-style-name="P4" draw:layer="layout" svg:width="0.66cm" svg:height="1.53cm" svg:x="6.202cm" svg:y="8.432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Ellipse 22" draw:style-name="gr8" draw:text-style-name="P5" draw:layer="layout" svg:width="1.537cm" svg:height="1.537cm" svg:x="8.64cm" svg:y="6.873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23" draw:style-name="gr9" draw:text-style-name="P4" draw:layer="layout" svg:width="0.381cm" svg:height="1.539cm" svg:x="9.523cm" svg:y="8.409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g draw:name="Gruppieren 24">
              <draw:custom-shape draw:name="Rechteck 17" draw:style-name="gr10" draw:text-style-name="P7" draw:layer="layout" svg:width="2.538cm" svg:height="2.538cm" svg:x="8.636cm" svg:y="9.95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9" draw:style-name="gr11" draw:text-style-name="P2" draw:layer="layout" svg:width="1.396cm" svg:height="1.942cm" svg:x="9.172cm" svg:y="10.445cm">
                <text:p text:style-name="P1"><text:span text:style-name="T2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90" draw:style-name="gr12" draw:text-style-name="P7" draw:layer="layout" svg:width="2.538cm" svg:height="2.538cm" svg:x="8.65cm" svg:y="14.991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91" draw:style-name="gr13" draw:text-style-name="P7" draw:layer="layout" svg:width="2.538cm" svg:height="2.538cm" svg:x="8.641cm" svg:y="12.451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93" draw:style-name="gr14" draw:text-style-name="P2" draw:layer="layout" svg:width="1.396cm" svg:height="1.942cm" svg:x="9.172cm" svg:y="12.866cm">
                <text:p text:style-name="P1"><text:span text:style-name="T2">2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94" draw:style-name="gr15" draw:text-style-name="P2" draw:layer="layout" svg:width="1.396cm" svg:height="1.942cm" svg:x="9.172cm" svg:y="15.425cm">
                <text:p text:style-name="P1"><text:span text:style-name="T2">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uppieren 18">
              <draw:custom-shape draw:name="Rechteck 20" draw:style-name="gr16" draw:text-style-name="P7" draw:layer="layout" svg:width="2.538cm" svg:height="2.538cm" svg:x="4.934cm" svg:y="9.964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5" draw:style-name="gr17" draw:text-style-name="P2" draw:layer="layout" svg:width="1.308cm" svg:height="1.773cm" svg:x="5.481cm" svg:y="10.336cm">
                <text:p text:style-name="P1"><text:span text:style-name="T4">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uppieren 7">
                <draw:custom-shape draw:name="Rechteck 96" draw:style-name="gr18" draw:text-style-name="P7" draw:layer="layout" svg:width="2.538cm" svg:height="2.538cm" svg:x="4.934cm" svg:y="12.492cm">
                  <text:p text:style-name="P6"><text:span text:style-name="T5">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feld 97" draw:style-name="gr19" draw:text-style-name="P2" draw:layer="layout" svg:width="1.308cm" svg:height="1.773cm" svg:x="5.481cm" svg:y="12.9cm">
                  <text:p text:style-name="P1"><text:span text:style-name="T4">8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uppieren 98">
                <draw:custom-shape draw:name="Rechteck 99" draw:style-name="gr20" draw:text-style-name="P7" draw:layer="layout" svg:width="2.538cm" svg:height="2.538cm" svg:x="4.934cm" svg:y="14.966cm">
                  <text:p text:style-name="P6"><text:span text:style-name="T5">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feld 100" draw:style-name="gr21" draw:text-style-name="P2" draw:layer="layout" svg:width="1.308cm" svg:height="1.773cm" svg:x="5.481cm" svg:y="15.484cm">
                  <text:p text:style-name="P1"><text:span text:style-name="T4">9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custom-shape draw:name="Textfeld 139" draw:style-name="gr22" draw:text-style-name="P2" draw:layer="layout" svg:width="2.398cm" svg:height="1.011cm" draw:transform="rotate (-1.5707963267949) translate (8.447cm 9.897cm)">
              <text:p text:style-name="P1"><text:span text:style-name="T3">0x74d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140" draw:style-name="gr23" draw:text-style-name="P2" draw:layer="layout" svg:width="2.398cm" svg:height="1.011cm" draw:transform="rotate (-1.5707963267949) translate (12.236cm 9.953cm)">
              <text:p text:style-name="P1"><text:span text:style-name="T3">0d98x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56">
            <draw:custom-shape draw:name="Textfeld 169" draw:style-name="gr24" draw:text-style-name="P2" draw:layer="layout" svg:width="2.369cm" svg:height="1.011cm" svg:x="26.271cm" svg:y="5.257cm">
              <text:p text:style-name="P1"><text:span text:style-name="T3">0x21a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: abgerundete Ecken 171" draw:style-name="gr4" draw:text-style-name="P3" draw:layer="layout" svg:width="2.538cm" svg:height="2.538cm" svg:x="18.927cm" svg:y="6.358cm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feld 172" draw:style-name="gr25" draw:text-style-name="P2" draw:layer="layout" svg:width="2.285cm" svg:height="1.773cm" svg:x="19.031cm" svg:y="6.774cm">
              <text:p text:style-name="P1"><text:span text:style-name="T4">D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73" draw:style-name="gr6" draw:text-style-name="P3" draw:layer="layout" svg:width="2.538cm" svg:height="2.538cm" svg:x="23.261cm" svg:y="6.35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erade Verbindung mit Pfeil 174" draw:style-name="gr7" draw:text-style-name="P4" draw:layer="layout" svg:width="1.792cm" svg:height="0.001cm" svg:x="21.467cm" svg:y="7.628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Rechteck 175" draw:style-name="gr6" draw:text-style-name="P3" draw:layer="layout" svg:width="2.538cm" svg:height="2.538cm" svg:x="25.801cm" svg:y="6.35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Ellipse 176" draw:style-name="gr8" draw:text-style-name="P5" draw:layer="layout" svg:width="1.537cm" svg:height="1.537cm" svg:x="23.762cm" svg:y="6.858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177" draw:style-name="gr9" draw:text-style-name="P4" draw:layer="layout" svg:width="0.66cm" svg:height="1.53cm" svg:x="23.867cm" svg:y="8.397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Ellipse 178" draw:style-name="gr8" draw:text-style-name="P5" draw:layer="layout" svg:width="1.537cm" svg:height="1.537cm" svg:x="26.305cm" svg:y="6.838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179" draw:style-name="gr9" draw:text-style-name="P4" draw:layer="layout" svg:width="0.381cm" svg:height="1.539cm" svg:x="27.106cm" svg:y="8.375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g draw:name="Gruppieren 180">
              <draw:custom-shape draw:name="Rechteck 192" draw:style-name="gr26" draw:text-style-name="P7" draw:layer="layout" svg:width="2.538cm" svg:height="2.538cm" svg:x="26.219cm" svg:y="9.916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93" draw:style-name="gr27" draw:text-style-name="P2" draw:layer="layout" svg:width="1.396cm" svg:height="1.942cm" svg:x="26.837cm" svg:y="10.41cm">
                <text:p text:style-name="P1"><text:span text:style-name="T2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194" draw:style-name="gr28" draw:text-style-name="P7" draw:layer="layout" svg:width="2.538cm" svg:height="2.538cm" svg:x="26.207cm" svg:y="14.957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195" draw:style-name="gr29" draw:text-style-name="P7" draw:layer="layout" svg:width="2.538cm" svg:height="2.538cm" svg:x="26.198cm" svg:y="12.417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96" draw:style-name="gr30" draw:text-style-name="P2" draw:layer="layout" svg:width="1.396cm" svg:height="1.942cm" svg:x="26.837cm" svg:y="12.832cm">
                <text:p text:style-name="P1"><text:span text:style-name="T2">2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97" draw:style-name="gr31" draw:text-style-name="P2" draw:layer="layout" svg:width="1.396cm" svg:height="1.942cm" svg:x="26.837cm" svg:y="15.39cm">
                <text:p text:style-name="P1"><text:span text:style-name="T2">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uppieren 181">
              <draw:custom-shape draw:name="Rechteck 184" draw:style-name="gr32" draw:text-style-name="P7" draw:layer="layout" svg:width="2.538cm" svg:height="2.538cm" svg:x="22.599cm" svg:y="9.93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85" draw:style-name="gr33" draw:text-style-name="P2" draw:layer="layout" svg:width="1.308cm" svg:height="1.773cm" svg:x="23.219cm" svg:y="10.302cm">
                <text:p text:style-name="P1"><text:span text:style-name="T4">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uppieren 186">
                <draw:custom-shape draw:name="Rechteck 190" draw:style-name="gr34" draw:text-style-name="P7" draw:layer="layout" svg:width="2.538cm" svg:height="2.538cm" svg:x="22.599cm" svg:y="12.457cm">
                  <text:p text:style-name="P6"><text:span text:style-name="T5">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feld 191" draw:style-name="gr35" draw:text-style-name="P2" draw:layer="layout" svg:width="1.308cm" svg:height="1.773cm" svg:x="23.219cm" svg:y="12.866cm">
                  <text:p text:style-name="P1"><text:span text:style-name="T4">8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uppieren 187">
                <draw:custom-shape draw:name="Rechteck 188" draw:style-name="gr36" draw:text-style-name="P7" draw:layer="layout" svg:width="2.538cm" svg:height="2.538cm" svg:x="22.599cm" svg:y="14.932cm">
                  <text:p text:style-name="P6"><text:span text:style-name="T5">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feld 189" draw:style-name="gr37" draw:text-style-name="P2" draw:layer="layout" svg:width="1.308cm" svg:height="1.773cm" svg:x="23.219cm" svg:y="15.449cm">
                  <text:p text:style-name="P1"><text:span text:style-name="T4">9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custom-shape draw:name="Textfeld 182" draw:style-name="gr38" draw:text-style-name="P2" draw:layer="layout" svg:width="2.398cm" svg:height="1.011cm" draw:transform="rotate (-1.5707963267949) translate (26.112cm 9.863cm)">
              <text:p text:style-name="P1"><text:span text:style-name="T3">0x74d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183" draw:style-name="gr39" draw:text-style-name="P2" draw:layer="layout" svg:width="2.398cm" svg:height="1.011cm" draw:transform="rotate (-1.5707963267949) translate (29.901cm 9.918cm)">
              <text:p text:style-name="P1"><text:span text:style-name="T3">0d98x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226" draw:style-name="gr40" draw:text-style-name="P2" draw:layer="layout" svg:width="2.352cm" svg:height="1.011cm" svg:x="26.173cm" svg:y="21.17cm">
              <text:p text:style-name="P1"><text:span text:style-name="T3">0x77y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: abgerundete Ecken 227" draw:style-name="gr4" draw:text-style-name="P3" draw:layer="layout" svg:width="2.538cm" svg:height="2.538cm" svg:x="18.927cm" svg:y="18.514cm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feld 228" draw:style-name="gr41" draw:text-style-name="P2" draw:layer="layout" svg:width="2.285cm" svg:height="1.773cm" svg:x="18.981cm" svg:y="18.941cm">
              <text:p text:style-name="P1"><text:span text:style-name="T4">D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29" draw:style-name="gr6" draw:text-style-name="P3" draw:layer="layout" svg:width="2.538cm" svg:height="2.538cm" svg:x="23.263cm" svg:y="18.4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erade Verbindung mit Pfeil 230" draw:style-name="gr7" draw:text-style-name="P4" draw:layer="layout" svg:width="1.794cm" svg:height="0.021cm" svg:x="21.467cm" svg:y="19.759cm">
              <text:p/>
              <draw:enhanced-geometry draw:mirror-horizontal="false" draw:mirror-vertical="tru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Rechteck 231" draw:style-name="gr6" draw:text-style-name="P3" draw:layer="layout" svg:width="2.538cm" svg:height="2.538cm" svg:x="25.803cm" svg:y="18.4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Ellipse 232" draw:style-name="gr8" draw:text-style-name="P5" draw:layer="layout" svg:width="1.537cm" svg:height="1.537cm" svg:x="23.763cm" svg:y="18.99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33" draw:style-name="gr8" draw:text-style-name="P5" draw:layer="layout" svg:width="1.537cm" svg:height="1.537cm" svg:x="26.306cm" svg:y="18.97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234" draw:style-name="gr9" draw:text-style-name="P4" draw:layer="layout" svg:width="0.66cm" svg:height="1.53cm" svg:x="23.876cm" svg:y="17.533cm">
              <text:p/>
              <draw:enhanced-geometry draw:mirror-horizontal="true" draw:mirror-vertical="tru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g draw:name="Gruppieren 235">
              <draw:custom-shape draw:name="Rechteck 236" draw:style-name="gr42" draw:text-style-name="P7" draw:layer="layout" svg:width="2.538cm" svg:height="2.538cm" svg:x="29.836cm" svg:y="9.937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237" draw:style-name="gr43" draw:text-style-name="P2" draw:layer="layout" svg:width="1.396cm" svg:height="1.942cm" svg:x="30.44cm" svg:y="10.434cm">
                <text:p text:style-name="P1"><text:span text:style-name="T2">2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238" draw:style-name="gr44" draw:text-style-name="P7" draw:layer="layout" svg:width="2.538cm" svg:height="2.538cm" svg:x="29.846cm" svg:y="14.981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239" draw:style-name="gr45" draw:text-style-name="P7" draw:layer="layout" svg:width="2.538cm" svg:height="2.538cm" svg:x="29.836cm" svg:y="12.441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240" draw:style-name="gr46" draw:text-style-name="P2" draw:layer="layout" svg:width="1.396cm" svg:height="1.942cm" svg:x="30.44cm" svg:y="12.856cm">
                <text:p text:style-name="P1"><text:span text:style-name="T2">4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241" draw:style-name="gr47" draw:text-style-name="P2" draw:layer="layout" svg:width="1.396cm" svg:height="1.942cm" svg:x="30.44cm" svg:y="15.342cm">
                <text:p text:style-name="P1"><text:span text:style-name="T2">6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242" draw:style-name="gr48" draw:text-style-name="P2" draw:layer="layout" svg:width="2.398cm" svg:height="1.011cm" draw:transform="rotate (-1.5707963267949) translate (33.503cm 9.943cm)">
              <text:p text:style-name="P1"><text:span text:style-name="T3">0d98x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erade Verbindung mit Pfeil 243" draw:style-name="gr9" draw:text-style-name="P4" draw:layer="layout" svg:width="3.27cm" svg:height="1.986cm" svg:x="27.844cm" svg:y="17.519cm">
              <text:p/>
              <draw:enhanced-geometry draw:mirror-horizontal="false" draw:mirror-vertical="tru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Textfeld 292" draw:style-name="gr49" draw:text-style-name="P2" draw:layer="layout" svg:width="2.369cm" svg:height="1.011cm" svg:x="43.098cm" svg:y="5.181cm">
            <text:p text:style-name="P1"><text:span text:style-name="T3">0x21a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293">
            <draw:custom-shape draw:name="Rechteck: abgerundete Ecken 294" draw:style-name="gr4" draw:text-style-name="P3" draw:layer="layout" svg:width="2.538cm" svg:height="2.538cm" svg:x="35.753cm" svg:y="6.282cm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feld 295" draw:style-name="gr50" draw:text-style-name="P2" draw:layer="layout" svg:width="2.285cm" svg:height="1.773cm" svg:x="35.967cm" svg:y="6.699cm">
              <text:p text:style-name="P1"><text:span text:style-name="T4">D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96" draw:style-name="gr6" draw:text-style-name="P3" draw:layer="layout" svg:width="2.538cm" svg:height="2.538cm" svg:x="40.088cm" svg:y="6.28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erade Verbindung mit Pfeil 297" draw:style-name="gr7" draw:text-style-name="P4" draw:layer="layout" svg:width="1.792cm" svg:height="0.001cm" svg:x="38.293cm" svg:y="7.552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Rechteck 298" draw:style-name="gr6" draw:text-style-name="P3" draw:layer="layout" svg:width="2.538cm" svg:height="2.538cm" svg:x="42.628cm" svg:y="6.28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Ellipse 299" draw:style-name="gr8" draw:text-style-name="P5" draw:layer="layout" svg:width="1.537cm" svg:height="1.537cm" svg:x="40.588cm" svg:y="6.783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300" draw:style-name="gr9" draw:text-style-name="P4" draw:layer="layout" svg:width="0.66cm" svg:height="1.53cm" svg:x="40.694cm" svg:y="8.322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Ellipse 301" draw:style-name="gr8" draw:text-style-name="P5" draw:layer="layout" svg:width="1.537cm" svg:height="1.537cm" svg:x="43.131cm" svg:y="6.763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302" draw:style-name="gr9" draw:text-style-name="P4" draw:layer="layout" svg:width="0.381cm" svg:height="1.539cm" svg:x="44.013cm" svg:y="8.299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g draw:name="Gruppieren 303">
              <draw:custom-shape draw:name="Rechteck 315" draw:style-name="gr51" draw:text-style-name="P7" draw:layer="layout" svg:width="2.538cm" svg:height="2.538cm" svg:x="43.126cm" svg:y="9.84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16" draw:style-name="gr52" draw:text-style-name="P2" draw:layer="layout" svg:width="1.396cm" svg:height="1.942cm" svg:x="43.663cm" svg:y="10.335cm">
                <text:p text:style-name="P1"><text:span text:style-name="T2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317" draw:style-name="gr53" draw:text-style-name="P7" draw:layer="layout" svg:width="2.538cm" svg:height="2.538cm" svg:x="43.106cm" svg:y="14.881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318" draw:style-name="gr54" draw:text-style-name="P7" draw:layer="layout" svg:width="2.538cm" svg:height="2.538cm" svg:x="43.096cm" svg:y="12.341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19" draw:style-name="gr55" draw:text-style-name="P2" draw:layer="layout" svg:width="1.396cm" svg:height="1.942cm" svg:x="43.663cm" svg:y="12.756cm">
                <text:p text:style-name="P1"><text:span text:style-name="T2">2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20" draw:style-name="gr56" draw:text-style-name="P2" draw:layer="layout" svg:width="1.396cm" svg:height="1.942cm" svg:x="43.663cm" svg:y="15.279cm">
                <text:p text:style-name="P1"><text:span text:style-name="T2">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uppieren 304">
              <draw:custom-shape draw:name="Rechteck 307" draw:style-name="gr57" draw:text-style-name="P7" draw:layer="layout" svg:width="2.538cm" svg:height="2.538cm" svg:x="39.426cm" svg:y="9.854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08" draw:style-name="gr58" draw:text-style-name="P2" draw:layer="layout" svg:width="1.308cm" svg:height="1.773cm" svg:x="39.973cm" svg:y="10.226cm">
                <text:p text:style-name="P1"><text:span text:style-name="T4">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uppieren 309">
                <draw:custom-shape draw:name="Rechteck 313" draw:style-name="gr59" draw:text-style-name="P7" draw:layer="layout" svg:width="2.538cm" svg:height="2.538cm" svg:x="39.426cm" svg:y="12.382cm">
                  <text:p text:style-name="P6"><text:span text:style-name="T5">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feld 314" draw:style-name="gr60" draw:text-style-name="P2" draw:layer="layout" svg:width="1.308cm" svg:height="1.773cm" svg:x="39.973cm" svg:y="12.79cm">
                  <text:p text:style-name="P1"><text:span text:style-name="T4">8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uppieren 310">
                <draw:custom-shape draw:name="Rechteck 311" draw:style-name="gr61" draw:text-style-name="P7" draw:layer="layout" svg:width="2.538cm" svg:height="2.538cm" svg:x="39.426cm" svg:y="14.856cm">
                  <text:p text:style-name="P6"><text:span text:style-name="T5">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feld 312" draw:style-name="gr62" draw:text-style-name="P2" draw:layer="layout" svg:width="1.308cm" svg:height="1.773cm" svg:x="39.973cm" svg:y="15.337cm">
                  <text:p text:style-name="P1"><text:span text:style-name="T4">9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custom-shape draw:name="Textfeld 305" draw:style-name="gr63" draw:text-style-name="P2" draw:layer="layout" svg:width="2.398cm" svg:height="1.011cm" draw:transform="rotate (-1.5707963267949) translate (42.938cm 9.787cm)">
              <text:p text:style-name="P1"><text:span text:style-name="T3">0x74d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6" draw:style-name="gr64" draw:text-style-name="P2" draw:layer="layout" svg:width="2.398cm" svg:height="1.011cm" draw:transform="rotate (-1.5707963267949) translate (46.727cm 9.843cm)">
              <text:p text:style-name="P1"><text:span text:style-name="T3">0d98x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321" draw:style-name="gr65" draw:text-style-name="P2" draw:layer="layout" svg:width="2.331cm" svg:height="1.011cm" svg:x="54.789cm" svg:y="5.197cm">
            <text:p text:style-name="P1"><text:span text:style-name="T3">0x87c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22">
            <draw:custom-shape draw:name="Rechteck: abgerundete Ecken 323" draw:style-name="gr4" draw:text-style-name="P3" draw:layer="layout" svg:width="2.538cm" svg:height="2.538cm" svg:x="47.321cm" svg:y="6.298cm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feld 324" draw:style-name="gr66" draw:text-style-name="P2" draw:layer="layout" svg:width="2.285cm" svg:height="1.773cm" svg:x="47.389cm" svg:y="6.715cm">
              <text:p text:style-name="P1"><text:span text:style-name="T4">D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325" draw:style-name="gr6" draw:text-style-name="P3" draw:layer="layout" svg:width="2.538cm" svg:height="2.538cm" svg:x="51.655cm" svg:y="6.29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erade Verbindung mit Pfeil 326" draw:style-name="gr7" draw:text-style-name="P4" draw:layer="layout" svg:width="1.792cm" svg:height="0.001cm" svg:x="49.861cm" svg:y="7.568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Rechteck 327" draw:style-name="gr6" draw:text-style-name="P3" draw:layer="layout" svg:width="2.538cm" svg:height="2.538cm" svg:x="54.195cm" svg:y="6.29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Ellipse 328" draw:style-name="gr8" draw:text-style-name="P5" draw:layer="layout" svg:width="1.537cm" svg:height="1.537cm" svg:x="52.155cm" svg:y="6.798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329" draw:style-name="gr9" draw:text-style-name="P4" draw:layer="layout" svg:width="0.66cm" svg:height="1.53cm" svg:x="52.261cm" svg:y="8.337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Ellipse 330" draw:style-name="gr8" draw:text-style-name="P5" draw:layer="layout" svg:width="1.537cm" svg:height="1.537cm" svg:x="54.699cm" svg:y="6.778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331" draw:style-name="gr9" draw:text-style-name="P4" draw:layer="layout" svg:width="0.381cm" svg:height="1.539cm" svg:x="55.577cm" svg:y="8.315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g draw:name="Gruppieren 332">
              <draw:custom-shape draw:name="Rechteck 344" draw:style-name="gr67" draw:text-style-name="P7" draw:layer="layout" svg:width="2.538cm" svg:height="2.538cm" svg:x="54.689cm" svg:y="9.856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45" draw:style-name="gr68" draw:text-style-name="P2" draw:layer="layout" svg:width="1.396cm" svg:height="1.942cm" svg:x="55.231cm" svg:y="10.35cm">
                <text:p text:style-name="P1"><text:span text:style-name="T2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346" draw:style-name="gr69" draw:text-style-name="P7" draw:layer="layout" svg:width="2.538cm" svg:height="2.538cm" svg:x="54.673cm" svg:y="14.897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347" draw:style-name="gr70" draw:text-style-name="P7" draw:layer="layout" svg:width="2.538cm" svg:height="2.538cm" svg:x="54.663cm" svg:y="12.357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48" draw:style-name="gr71" draw:text-style-name="P2" draw:layer="layout" svg:width="1.396cm" svg:height="1.942cm" svg:x="55.231cm" svg:y="12.772cm">
                <text:p text:style-name="P1"><text:span text:style-name="T2">6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49" draw:style-name="gr72" draw:text-style-name="P2" draw:layer="layout" svg:width="1.396cm" svg:height="1.942cm" svg:x="55.231cm" svg:y="15.294cm">
                <text:p text:style-name="P1"><text:span text:style-name="T2">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uppieren 333">
              <draw:custom-shape draw:name="Rechteck 336" draw:style-name="gr73" draw:text-style-name="P7" draw:layer="layout" svg:width="2.538cm" svg:height="2.538cm" svg:x="50.993cm" svg:y="9.87cm">
                <text:p text:style-name="P6"><text:span text:style-name="T5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37" draw:style-name="gr74" draw:text-style-name="P2" draw:layer="layout" svg:width="1.308cm" svg:height="1.773cm" svg:x="51.54cm" svg:y="10.242cm">
                <text:p text:style-name="P1"><text:span text:style-name="T4">7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uppieren 338">
                <draw:custom-shape draw:name="Rechteck 342" draw:style-name="gr75" draw:text-style-name="P7" draw:layer="layout" svg:width="2.538cm" svg:height="2.538cm" svg:x="50.993cm" svg:y="12.397cm">
                  <text:p text:style-name="P6"><text:span text:style-name="T5">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feld 343" draw:style-name="gr76" draw:text-style-name="P2" draw:layer="layout" svg:width="2.116cm" svg:height="1.773cm" svg:x="51.202cm" svg:y="12.806cm">
                  <text:p text:style-name="P1"><text:span text:style-name="T4">24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uppieren 339">
                <draw:custom-shape draw:name="Rechteck 340" draw:style-name="gr77" draw:text-style-name="P7" draw:layer="layout" svg:width="2.538cm" svg:height="2.538cm" svg:x="50.993cm" svg:y="14.872cm">
                  <text:p text:style-name="P6"><text:span text:style-name="T5">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feld 341" draw:style-name="gr78" draw:text-style-name="P2" draw:layer="layout" svg:width="1.308cm" svg:height="1.773cm" svg:x="51.54cm" svg:y="15.281cm">
                  <text:p text:style-name="P1"><text:span text:style-name="T4">9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custom-shape draw:name="Textfeld 334" draw:style-name="gr79" draw:text-style-name="P2" draw:layer="layout" svg:width="2.372cm" svg:height="1.011cm" draw:transform="rotate (-1.5707963267949) translate (54.506cm 9.816cm)">
              <text:p text:style-name="P1"><text:span text:style-name="T3">0z58d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35" draw:style-name="gr80" draw:text-style-name="P2" draw:layer="layout" svg:width="2.381cm" svg:height="1.011cm" draw:transform="rotate (-1.5707963267949) translate (58.295cm 9.867cm)">
              <text:p text:style-name="P1"><text:span text:style-name="T3">0a44y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379" draw:style-name="gr81" draw:text-style-name="P2" draw:layer="layout" svg:width="14.444cm" svg:height="3.635cm" svg:x="34.4cm" svg:y="0.865cm">
            <text:p text:style-name="P1"><text:span text:style-name="T2">D3 &lt;- D1</text:span></text:p>
            <text:p text:style-name="P1"><text:span text:style-name="T2">D3[2,] &lt;- D3[2,] *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8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pitch="variable"/>
    <style:font-face style:name="CMU Sans Serif1" svg:font-family="'CMU Sans Serif'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999cm" fo:page-height="23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3.34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.5pt" style:font-size-asian="14pt" style:font-size-complex="14pt"/>
    </style:style>
    <style:style style:name="MT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4.5pt" fo:letter-spacing="normal" fo:language="en" fo:country="GB" fo:font-style="normal" style:text-underline-style="none" fo:font-weight="normal" fo:background-color="transparent" style:font-size-asian="14.5pt" style:font-style-asian="normal" style:font-weight-asian="normal" style:font-size-complex="14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laceHolder 1" presentation:style-name="Mpr1" draw:text-style-name="MP6" draw:layer="backgroundobjects" svg:width="20.248cm" svg:height="1.223cm" svg:x="19.875cm" svg:y="21.319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1" draw:text-style-name="MP8" draw:layer="backgroundobjects" svg:width="13.498cm" svg:height="1.223cm" svg:x="42.374cm" svg:y="21.31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1" draw:text-style-name="MP8" draw:layer="backgroundobjects" svg:width="13.498cm" svg:height="1.223cm" svg:x="4.125cm" svg:y="21.319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1T11:23:04</meta:creation-date>
    <meta:initial-creator>Dirk Ostwald</meta:initial-creator>
    <dc:language>de-DE</dc:language>
    <dc:date>2023-10-31T13:12:00.492160535</dc:date>
    <meta:editing-cycles>12</meta:editing-cycles>
    <dc:title>PowerPoint-Präsentation</dc:title>
    <meta:editing-duration>PT1M55S</meta:editing-duration>
    <meta:generator>LibreOffice/7.3.7.2$Linux_X86_64 LibreOffice_project/30$Build-2</meta:generator>
    <dc:creator>Belinda Fleischmann</dc:creator>
    <meta:document-statistic meta:object-count="159"/>
    <meta:user-defined meta:name="AppVersion">15.0000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